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6956e" officeooo:paragraph-rsid="000695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iiiiiii :3c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0:35:57.702639963</meta:creation-date>
    <dc:date>2024-09-30T10:36:03.096750344</dc:date>
    <meta:editing-duration>PT7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24.2.5.2$Linux_X86_64 LibreOffice_project/420$Build-2</meta:generator>
  </office:meta>
</office:document-meta>
</file>